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0.35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ffff00" fo:font-weight="normal" style:font-weight-asian="normal" style:font-weight-complex="normal"/>
    </style:style>
    <style:style style:name="ce11" style:family="table-cell" style:parent-style-name="Default">
      <style:text-properties fo:color="#ffff00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ff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x Stacks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Stages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2" office:value-type="string" calcext:value-type="string">
            <text:p>Atk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Str and Mag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Def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mr and Res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Fth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Fth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Agi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gi per stack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Buffs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2" office:value-type="string" calcext:value-type="string">
            <text:p>Defend</text:p>
          </table:table-cell>
          <table:table-cell office:value-type="string" calcext:value-type="string">
            <text:p>(Max HP – current Shield)</text:p>
          </table:table-cell>
          <table:table-cell office:value-type="string" calcext:value-type="string">
            <text:p>-20% Dmg Taken. +1 Shield for each stack. Is always hit before normal Shield. Otherwise acts identical</text:p>
          </table:table-cell>
          <table:table-cell/>
        </table:table-row>
        <table:table-row table:style-name="ro1">
          <table:table-cell table:style-name="ce2" office:value-type="string" calcext:value-type="string">
            <text:p>Shield</text:p>
          </table:table-cell>
          <table:table-cell office:value-type="string" calcext:value-type="string">
            <text:p>(Max HP – current Defend)</text:p>
          </table:table-cell>
          <table:table-cell office:value-type="string" calcext:value-type="string">
            <text:p>+1 Shield per stack. Each stack acts as extra HP that is hit before HP. Blocks secondary effects of attacks taken</text:p>
          </table:table-cell>
          <table:table-cell/>
        </table:table-row>
        <table:table-row table:style-name="ro1">
          <table:table-cell table:style-name="ce2" office:value-type="string" calcext:value-type="string">
            <text:p>Prot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Dmg Taken to 10% regardless of all other factors. Blocks secondary effects of attacks taken</text:p>
          </table:table-cell>
          <table:table-cell/>
        </table:table-row>
        <table:table-row table:style-name="ro1">
          <table:table-cell table:style-name="ce2" office:value-type="string" calcext:value-type="string">
            <text:p>R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0% Fulgur Dmg Dealt per stack. Goes away when used</text:p>
          </table:table-cell>
          <table:table-cell/>
        </table:table-row>
        <table:table-row table:style-name="ro1">
          <table:table-cell office:value-type="string" calcext:value-type="string">
            <text:p>Wind B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Sets DoT Dmg Taken to 10% regardless of all other factors</text:span>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Malefic 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unit is attacked, the attacker takes recoil equal to 25% of Dmg dealt. Disappears when this unit no longer has Shield</text:p>
          </table:table-cell>
          <table:table-cell/>
        </table:table-row>
        <table:table-row table:style-name="ro1">
          <table:table-cell table:style-name="ce8" office:value-type="string" calcext:value-type="string">
            <text:p>Primordial 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ealing/Shield given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Ocean’s Embr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0% Res and +15% Healing/Shield Received</text:p>
          </table:table-cell>
          <table:table-cell/>
        </table:table-row>
        <table:table-row table:style-name="ro1">
          <table:table-cell table:style-name="ce8" office:value-type="string" calcext:value-type="string">
            <text:p>Amri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5% Healing/Shield Given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Amrita Bloss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25% Healing/Shield Received</text:p>
          </table:table-cell>
          <table:table-cell/>
        </table:table-row>
        <table:table-row table:style-name="ro1">
          <table:table-cell table:style-name="ce8" office:value-type="string" calcext:value-type="string">
            <text:p>Temporal Susp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uff timers of all of this unit’s other buffs and debuffs will not reduce. Does not work on Extra Action</text:p>
          </table:table-cell>
          <table:table-cell/>
        </table:table-row>
        <table:table-row table:style-name="ro1">
          <table:table-cell table:style-name="ce8" office:value-type="string" calcext:value-type="string">
            <text:p>Thunder For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% Fulgur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 C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Dealt and +30% Follow-Up Dmg Dealt</text:p>
          </table:table-cell>
          <table:table-cell/>
        </table:table-row>
        <table:table-row table:style-name="ro1">
          <table:table-cell table:style-name="ce8" office:value-type="string" calcext:value-type="string">
            <text:p>Flames of Dea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% Ignis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Star R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Dealt and +30% Follow-Up Dmg Dealt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Debuffs</text:p>
          </table:table-cell>
          <table:covered-table-cell table:number-columns-repeated="2" table:style-name="ce10"/>
          <table:covered-table-cell/>
        </table:table-row>
        <table:table-row table:style-name="ro1">
          <table:table-cell office:value-type="string" calcext:value-type="string">
            <text:p>B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Str per stack</text:p>
          </table:table-cell>
          <table:table-cell/>
        </table:table-row>
        <table:table-row table:style-name="ro1">
          <table:table-cell office:value-type="string" calcext:value-type="string">
            <text:p>Frostb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Mag per stack</text:p>
          </table:table-cell>
          <table:table-cell/>
        </table:table-row>
        <table:table-row table:style-name="ro1">
          <table:table-cell office:value-type="string" calcext:value-type="string">
            <text:p>Sh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Agi per stack</text:p>
          </table:table-cell>
          <table:table-cell/>
        </table:table-row>
        <table:table-row table:style-name="ro1">
          <table:table-cell office:value-type="string" calcext:value-type="string">
            <text:p>Windswe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5% SP Gain and -5% Res per stack</text:p>
          </table:table-cell>
          <table:table-cell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Amr per stack</text:p>
          </table:table-cell>
          <table:table-cell/>
        </table:table-row>
        <table:table-row table:style-name="ro1">
          <table:table-cell office:value-type="string" calcext:value-type="string">
            <text:p>Dazz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7.5% Fth per stack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Fth per stack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Healing/Shield Received per stack</text:p>
          </table:table-cell>
          <table:table-cell/>
        </table:table-row>
        <table:table-row table:style-name="ro1">
          <table:table-cell office:value-type="string" calcext:value-type="string">
            <text:p>Burnt 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Str and +20% Ignis Dmg Taken</text:p>
          </table:table-cell>
          <table:table-cell/>
        </table:table-row>
        <table:table-row table:style-name="ro1">
          <table:table-cell office:value-type="string" calcext:value-type="string">
            <text:p>Frost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Mag and +20% Glacies Dmg Taken</text:p>
          </table:table-cell>
          <table:table-cell/>
        </table:table-row>
        <table:table-row table:style-name="ro1">
          <table:table-cell office:value-type="string" calcext:value-type="string">
            <text:p>Overloa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SP Gain and +20% Fulgur Dmg Taken</text:p>
          </table:table-cell>
          <table:table-cell/>
        </table:table-row>
        <table:table-row table:style-name="ro1">
          <table:table-cell office:value-type="string" calcext:value-type="string">
            <text:p>Temp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Res and +20% Ventus Dmg Taken</text:p>
          </table:table-cell>
          <table:table-cell/>
        </table:table-row>
        <table:table-row table:style-name="ro1">
          <table:table-cell office:value-type="string" calcext:value-type="string">
            <text:p>Shat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Amr and +20% Terra Dmg Taken</text:p>
          </table:table-cell>
          <table:table-cell/>
        </table:table-row>
        <table:table-row table:style-name="ro1">
          <table:table-cell office:value-type="string" calcext:value-type="string">
            <text:p>Stars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% Str, Mag, Amr, and Res, and +20% Lux Dmg Taken</text:p>
          </table:table-cell>
          <table:table-cell/>
        </table:table-row>
        <table:table-row table:style-name="ro1">
          <table:table-cell office:value-type="string" calcext:value-type="string">
            <text:p>Doo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SP Gain and +20% Malum Dmg Taken</text:p>
          </table:table-cell>
          <table:table-cell/>
        </table:table-row>
        <table:table-row table:style-name="ro1">
          <table:table-cell office:value-type="string" calcext:value-type="string">
            <text:p>Bligh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5% Healing/Shield Received and +25% DoT Damage Taken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office:value-type="string" calcext:value-type="string">
            <text:p>Wil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use Bloom skills</text:p>
          </table:table-cell>
          <table:table-cell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s Accessory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.5% HP and -1 Agi (2 turns) each turn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Weakness Dmg Taken. Marked units can always be targeted by Gun-based skills, no matter where they are on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leed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and -(30% of the current Str of the unit that last inflicted Bleed on this unit) HP each turn per stack</text:p>
          </table:table-cell>
          <table:table-cell/>
        </table:table-row>
        <table:table-row table:style-name="ro1">
          <table:table-cell table:style-name="ce11" office:value-type="string" calcext:value-type="string">
            <text:p>Severing Bol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25% Fulgur Dmg Taken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Field Effects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4" office:value-type="string" calcext:value-type="string" table:number-columns-spanned="4" table:number-rows-spanned="1">
            <text:p>Sided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2" office:value-type="string" calcext:value-type="string">
            <text:p>Calt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% HP each turn to all Grounded units on this side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Global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9" office:value-type="string" calcext:value-type="string">
            <text:p>Sacred 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ents infliction of Burn, Frostbite, Shock, Windswept, Curse, and Poison. Does not remove existing stacks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Ignis Dmg Dealt, -20% Glacies Dmg Dealt. Burn deals -4% HP each turn per stack. Frostbite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Glacies Dmg Dealt, -20% Ignis Dmg Dealt. Frostbite deals -4% HP each turn per stack. Burn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Sand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Terra resistance. -5% HP each turn for all units without Terra resistance. Amplifies certain skill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Malum Dmg Dealt, -20% Lux Dmg Dealt. Whenever a unit gains Curse, also gain Doomed for the same amount of turns. Amplifies certain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5:23:26.373221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4:03.031658372</meta:creation-date>
    <dc:date>2025-08-05T15:23:56.434637752</dc:date>
    <meta:editing-duration>PT7H37M56S</meta:editing-duration>
    <meta:editing-cycles>61</meta:editing-cycles>
    <meta:generator>LibreOffice/25.2.4.3$Linux_X86_64 LibreOffice_project/33e196637044ead23f5c3226cde09b47731f7e27</meta:generator>
    <meta:document-statistic meta:table-count="1" meta:cell-count="157" meta:object-count="0"/>
  </office:meta>
</office:document-meta>
</file>